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1e5821" style:font-size-asian="14pt" style:font-size-complex="14pt"/>
    </style:style>
    <style:style style:name="P2" style:family="paragraph" style:parent-style-name="Standard">
      <style:text-properties fo:font-size="14pt" officeooo:paragraph-rsid="001fc4f3" style:font-size-asian="14pt" style:font-size-complex="14pt"/>
    </style:style>
    <style:style style:name="P3" style:family="paragraph" style:parent-style-name="Standard">
      <style:text-properties fo:font-size="14pt" officeooo:paragraph-rsid="00208aa6" style:font-size-asian="14pt" style:font-size-complex="14pt"/>
    </style:style>
    <style:style style:name="P4" style:family="paragraph" style:parent-style-name="Standard">
      <style:text-properties fo:font-size="14pt" officeooo:paragraph-rsid="0022d396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paragraph-rsid="001e5821" style:font-size-asian="14pt" style:font-size-complex="14pt"/>
    </style:style>
    <style:style style:name="P6" style:family="paragraph" style:parent-style-name="Standard">
      <style:text-properties fo:font-size="14pt" officeooo:paragraph-rsid="0024afcf" style:font-size-asian="14pt" style:font-size-complex="14pt"/>
    </style:style>
    <style:style style:name="P7" style:family="paragraph" style:parent-style-name="Standard">
      <style:text-properties fo:font-size="14pt" officeooo:paragraph-rsid="00266ca2" style:font-size-asian="14pt" style:font-size-complex="14pt"/>
    </style:style>
    <style:style style:name="P8" style:family="paragraph" style:parent-style-name="Standard">
      <style:text-properties fo:font-size="14pt" style:text-underline-style="solid" style:text-underline-width="auto" style:text-underline-color="font-color" officeooo:paragraph-rsid="001e5821" style:font-size-asian="14pt" style:font-size-complex="14pt"/>
    </style:style>
    <style:style style:name="P9" style:family="paragraph" style:parent-style-name="Standard">
      <style:text-properties fo:font-size="14pt" style:text-underline-style="solid" style:text-underline-width="auto" style:text-underline-color="font-color" officeooo:paragraph-rsid="001fc4f3" style:font-size-asian="14pt" style:font-size-complex="14pt"/>
    </style:style>
    <style:style style:name="P10" style:family="paragraph" style:parent-style-name="Standard">
      <style:text-properties fo:font-size="14pt" style:text-underline-style="solid" style:text-underline-width="auto" style:text-underline-color="font-color" officeooo:paragraph-rsid="00208aa6" style:font-size-asian="14pt" style:font-size-complex="14pt"/>
    </style:style>
    <style:style style:name="P11" style:family="paragraph" style:parent-style-name="Standard">
      <style:text-properties fo:font-size="14pt" style:text-underline-style="solid" style:text-underline-width="auto" style:text-underline-color="font-color" officeooo:paragraph-rsid="0022b204" style:font-size-asian="14pt" style:font-size-complex="14pt"/>
    </style:style>
    <style:style style:name="P12" style:family="paragraph" style:parent-style-name="Standard">
      <style:text-properties fo:font-size="14pt" style:text-underline-style="solid" style:text-underline-width="auto" style:text-underline-color="font-color" officeooo:paragraph-rsid="0024afcf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paragraph-rsid="001e582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fo:font-size="14pt" officeooo:paragraph-rsid="001e5821" style:font-size-asian="14pt" style:font-size-complex="14pt"/>
    </style:style>
    <style:style style:name="T1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lass map</text:p>
      <text:p text:style-name="P1"/>
      <text:p text:style-name="P8">INCLUDES which include nothing else – level 00</text:p>
      <text:p text:style-name="P1">amsr.h</text:p>
      <text:p text:style-name="P1">avhrr.h</text:p>
      <text:p text:style-name="P1">fromall.h</text:p>
      <text:p text:style-name="P1">fromcfs.h</text:p>
      <text:p text:style-name="P1">from.h</text:p>
      <text:p text:style-name="P4">icegrids.h</text:p>
      <text:p text:style-name="P1">ssmi.h</text:p>
      <text:p text:style-name="P1">ssmisu.h</text:p>
      <text:p text:style-name="P4">(Fortran includes:)</text:p>
      <text:p text:style-name="P4">clib.inc</text:p>
      <text:p text:style-name="P4">locale.inc</text:p>
      <text:p text:style-name="P4">icegrid.global</text:p>
      <text:p text:style-name="P4">icegrid.global5min</text:p>
      <text:p text:style-name="P4">icegrid.north</text:p>
      <text:p text:style-name="P4">icegrid.north12</text:p>
      <text:p text:style-name="P4">icegrid.south</text:p>
      <text:p text:style-name="P4">icegrid.south12</text:p>
      <text:p text:style-name="P4"/>
      <text:p text:style-name="P8">Basal mmablib classes – include only cstd files or standard c files:</text:p>
      <text:p text:style-name="P1">params.h</text:p>
      <text:p text:style-name="P1">points.h</text:p>
      <text:p text:style-name="P1">grib.h</text:p>
      <text:p text:style-name="P1">gshhs.h – from gshhs data set, UHA-SOEST (terminal)</text:p>
      <text:p text:style-name="P2">mvector.h</text:p>
      <text:p text:style-name="P1"/>
      <text:p text:style-name="P8">Level 1 – include only above groups:</text:p>
      <text:p text:style-name="P1">ssmisclass.h ← 0ssmisu.h, 0points.h, 0params.h</text:p>
      <text:p text:style-name="P1">color.h ← 0points, 0mvector</text:p>
      <text:p text:style-name="P1">grid_base.h ← 0points.h, 0mvector.h</text:p>
      <text:p text:style-name="P4"/>
      <text:p text:style-name="P4">genes.h ← 0points.h, 0mvector.h (terminal)</text:p>
      <text:p text:style-name="P4">buoy.h ← 0points.h, 0params.h (terminal)</text:p>
      <text:p text:style-name="P2">datavectors ← 0mvector.h (terminal)</text:p>
      <text:p text:style-name="P2">time_series ← 0mvector.h (terminal)</text:p>
      <text:p text:style-name="P1"/>
      <text:p text:style-name="P9">Level 2 – include only levels 00, 0, 1:</text:p>
      <text:p text:style-name="P1">grid_math.h ← 1color.h, 1grid_base.h</text:p>
      <text:p text:style-name="P5"/>
      <text:p text:style-name="P14"/>
      <text:p text:style-name="P10">Level 3</text:p>
      <text:p text:style-name="P4">grid3.h ← 1grid_base, 2grid_math, 0mvector.h, 0points.h, 1color.h</text:p>
      <text:p text:style-name="P4">amsrice.h ← 2grid_math.h, 0amsr.h, 0params.h (terminal)</text:p>
      <text:p text:style-name="P3">icessmis.h ← 2grid_math.h, 0ssmisu.h, 1ssmisclass.h, 0params.h (terminal)</text:p>
      <text:p text:style-name="P3"/>
      <text:p text:style-name="P10">circular (mutually terminal):</text:p>
      <text:p text:style-name="P3">ssmiclass.h ← 0points.h, 0params.h, 0ssmi.h, icessmi.h</text:p>
      <text:p text:style-name="P3">icessmi.h ← 2grid_math.h, ssmiclass.h, 0ssmi.h, 0params.h</text:p>
      <text:p text:style-name="P1"/>
      <text:p text:style-name="P11">metric – circular with many others – drop inclusion of subtypes</text:p>
      <text:p text:style-name="P7">metric.h ← 2grid_math,h, 0grib.h, 0params.h, 0fromall.h, </text:p>
      <text:p text:style-name="P7">------------- <text:s/>lambert.h, eta.h, gaussian.h, psgrid.h, llgrid.h, mercator.h</text:p>
      <text:p text:style-name="P1"/>
      <text:p text:style-name="P12">particular metricgrids (L4):</text:p>
      <text:p text:style-name="P2">llgrid ← metric.h, 2grid_math.h, 0grib.h, 0params.h</text:p>
      <text:p text:style-name="P2">mercator ← metric.h, 2grid_math.h, 0grib.h, 0params.h</text:p>
      <text:p text:style-name="P2">psgrid ← metric.h, 2grid_math.h, 0grib.h, 0params.h</text:p>
      <text:p text:style-name="P2">gaussian ← metric.h, 0points.h, 0mvector.h, 0grib.h</text:p>
      <text:p text:style-name="P2">eta ← 0params.h, 0grib.h, 1color.h, 0points.h, 0mvector.h, 1grid_base, 2grid_math, metric.h</text:p>
      <text:p text:style-name="P2">lambert ← 0params.h, 0grib.h, 1color.h, 0points,h, 0mvector.h, 1grid_base, 2grid_math, metric.h</text:p>
      <text:p text:style-name="P2">nmmb ← 0params.h, 0grib.h, 1color.h, 0points.h, 0mvector.h, 1grid_base, 2grid_math, metric.h</text:p>
      <text:p text:style-name="P2"/>
      <text:p text:style-name="P3">walcc.h ← metric.h</text:p>
      <text:p text:style-name="P6">resops.h ← metric.h</text:p>
      <text:p text:style-name="P6">cofs.h ← 0points.h, 0params.h, 0mvector.h, 0grib.h, 3grid3.h, metric.h, 0fromcfs.h, 0from.h</text:p>
      <text:p text:style-name="P6"><text:span text:style-name="T1"/></text:p>
      <text:p text:style-name="P12">Higher/final level (L5):</text:p>
      <text:p text:style-name="P3">ncepgrids.h ← walcc.h, 0points.h, 0mvector.h, 0grib.h, 3grid3.h, metric.h</text:p>
      <text:p text:style-name="P6">legacy.h ← 0points.h, 0mvector.h, 0grib.h, 3grid3.h, metric.h, resops.h</text:p>
      <text:p text:style-name="P6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Grumbine</meta:initial-creator>
    <meta:creation-date>2014-10-08T14:41:43</meta:creation-date>
    <dc:date>2014-10-08T15:45:49</dc:date>
    <dc:creator>Robert Grumbine</dc:creator>
    <meta:editing-duration>PT16M6S</meta:editing-duration>
    <meta:editing-cycles>5</meta:editing-cycles>
    <meta:generator>LibreOffice/4.0.4.2$Linux_X86_64 LibreOffice_project/400m0$Build-2</meta:generator>
    <meta:document-statistic meta:table-count="0" meta:image-count="0" meta:object-count="0" meta:page-count="2" meta:paragraph-count="59" meta:word-count="249" meta:character-count="2121" meta:non-whitespace-character-count="1906"/>
  </office:meta>
</office:document-meta>
</file>